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NA.chr</text:p>
          </table:table-cell>
          <table:table-cell office:value-type="string" calcext:value-type="string">
            <text:p>DNA.start</text:p>
          </table:table-cell>
          <table:table-cell office:value-type="string" calcext:value-type="string">
            <text:p>DNA.end</text:p>
          </table:table-cell>
          <table:table-cell office:value-type="string" calcext:value-type="string">
            <text:p>DNA.windowID</text:p>
          </table:table-cell>
          <table:table-cell office:value-type="string" calcext:value-type="string">
            <text:p>DNA.group</text:p>
          </table:table-cell>
          <table:table-cell office:value-type="string" calcext:value-type="string">
            <text:p>RNA.chr</text:p>
          </table:table-cell>
          <table:table-cell office:value-type="string" calcext:value-type="string">
            <text:p>RNA.start</text:p>
          </table:table-cell>
          <table:table-cell office:value-type="string" calcext:value-type="string">
            <text:p>RNA.end</text:p>
          </table:table-cell>
          <table:table-cell office:value-type="string" calcext:value-type="string">
            <text:p>RNA.length</text:p>
          </table:table-cell>
          <table:table-cell office:value-type="string" calcext:value-type="string">
            <text:p>RNA.strand</text:p>
          </table:table-cell>
          <table:table-cell office:value-type="string" calcext:value-type="string">
            <text:p>RNA.RPM_mESC</text:p>
          </table:table-cell>
          <table:table-cell office:value-type="string" calcext:value-type="string">
            <text:p>RNA.RPM_mOPC</text:p>
          </table:table-cell>
          <table:table-cell office:value-type="string" calcext:value-type="string">
            <text:p>RNA.name</text:p>
          </table:table-cell>
          <table:table-cell office:value-type="string" calcext:value-type="string">
            <text:p>RNA.ensembleID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30150001" calcext:value-type="float">
            <text:p>30150001</text:p>
          </table:table-cell>
          <table:table-cell office:value-type="float" office:value="30175000" calcext:value-type="float">
            <text:p>30175000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chr5</text:p>
          </table:table-cell>
          <table:table-cell office:value-type="float" office:value="30155248" calcext:value-type="float">
            <text:p>30155248</text:p>
          </table:table-cell>
          <table:table-cell office:value-type="float" office:value="30184593" calcext:value-type="float">
            <text:p>30184593</text:p>
          </table:table-cell>
          <table:table-cell office:value-type="float" office:value="29346" calcext:value-type="float">
            <text:p>29346</text:p>
          </table:table-cell>
          <table:table-cell office:value-type="string" calcext:value-type="string">
            <text:p>+</text:p>
          </table:table-cell>
          <table:table-cell office:value-type="float" office:value="743.772734372872" calcext:value-type="float">
            <text:p>743.772734372872</text:p>
          </table:table-cell>
          <table:table-cell office:value-type="float" office:value="5158.31539466513" calcext:value-type="float">
            <text:p>5158.31539466513</text:p>
          </table:table-cell>
          <table:table-cell office:value-type="string" calcext:value-type="string">
            <text:p>Hadhb</text:p>
          </table:table-cell>
          <table:table-cell office:value-type="string" calcext:value-type="string">
            <text:p>ENSMUSG0000005944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31025001" calcext:value-type="float">
            <text:p>31025001</text:p>
          </table:table-cell>
          <table:table-cell office:value-type="float" office:value="31050000" calcext:value-type="float">
            <text:p>31050000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chr5</text:p>
          </table:table-cell>
          <table:table-cell office:value-type="float" office:value="31036036" calcext:value-type="float">
            <text:p>31036036</text:p>
          </table:table-cell>
          <table:table-cell office:value-type="float" office:value="31048924" calcext:value-type="float">
            <text:p>31048924</text:p>
          </table:table-cell>
          <table:table-cell office:value-type="float" office:value="12889" calcext:value-type="float">
            <text:p>12889</text:p>
          </table:table-cell>
          <table:table-cell office:value-type="string" calcext:value-type="string">
            <text:p>-</text:p>
          </table:table-cell>
          <table:table-cell office:value-type="float" office:value="125.041367064886" calcext:value-type="float">
            <text:p>125.041367064886</text:p>
          </table:table-cell>
          <table:table-cell office:value-type="float" office:value="108401.525223911" calcext:value-type="float">
            <text:p>108401.525223911</text:p>
          </table:table-cell>
          <table:table-cell office:value-type="string" calcext:value-type="string">
            <text:p>Slc5a6</text:p>
          </table:table-cell>
          <table:table-cell office:value-type="string" calcext:value-type="string">
            <text:p>ENSMUSG000000066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34150001" calcext:value-type="float">
            <text:p>34150001</text:p>
          </table:table-cell>
          <table:table-cell office:value-type="float" office:value="34175000" calcext:value-type="float">
            <text:p>34175000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chr5</text:p>
          </table:table-cell>
          <table:table-cell office:value-type="float" office:value="34173887" calcext:value-type="float">
            <text:p>34173887</text:p>
          </table:table-cell>
          <table:table-cell office:value-type="float" office:value="34187720" calcext:value-type="float">
            <text:p>34187720</text:p>
          </table:table-cell>
          <table:table-cell office:value-type="float" office:value="13834" calcext:value-type="float">
            <text:p>13834</text:p>
          </table:table-cell>
          <table:table-cell office:value-type="string" calcext:value-type="string">
            <text:p>-</text:p>
          </table:table-cell>
          <table:table-cell office:value-type="float" office:value="108.799056481116" calcext:value-type="float">
            <text:p>108.799056481116</text:p>
          </table:table-cell>
          <table:table-cell office:value-type="float" office:value="5299.8684112421" calcext:value-type="float">
            <text:p>5299.8684112421</text:p>
          </table:table-cell>
          <table:table-cell office:value-type="string" calcext:value-type="string">
            <text:p>Mxd4</text:p>
          </table:table-cell>
          <table:table-cell office:value-type="string" calcext:value-type="string">
            <text:p>ENSMUSG000000372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35600001" calcext:value-type="float">
            <text:p>35600001</text:p>
          </table:table-cell>
          <table:table-cell office:value-type="float" office:value="35625000" calcext:value-type="float">
            <text:p>35625000</text:p>
          </table:table-cell>
          <table:table-cell office:value-type="float" office:value="1305" calcext:value-type="float">
            <text:p>1305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chr5</text:p>
          </table:table-cell>
          <table:table-cell office:value-type="float" office:value="35583040" calcext:value-type="float">
            <text:p>35583040</text:p>
          </table:table-cell>
          <table:table-cell office:value-type="float" office:value="35615352" calcext:value-type="float">
            <text:p>35615352</text:p>
          </table:table-cell>
          <table:table-cell office:value-type="float" office:value="32313" calcext:value-type="float">
            <text:p>32313</text:p>
          </table:table-cell>
          <table:table-cell office:value-type="string" calcext:value-type="string">
            <text:p>+</text:p>
          </table:table-cell>
          <table:table-cell office:value-type="float" office:value="317.665993252296" calcext:value-type="float">
            <text:p>317.665993252296</text:p>
          </table:table-cell>
          <table:table-cell office:value-type="float" office:value="5607.82566351691" calcext:value-type="float">
            <text:p>5607.82566351691</text:p>
          </table:table-cell>
          <table:table-cell office:value-type="string" calcext:value-type="string">
            <text:p>Acox3</text:p>
          </table:table-cell>
          <table:table-cell office:value-type="string" calcext:value-type="string">
            <text:p>ENSMUSG0000002909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38525001" calcext:value-type="float">
            <text:p>38525001</text:p>
          </table:table-cell>
          <table:table-cell office:value-type="float" office:value="38575000" calcext:value-type="float">
            <text:p>38575000</text:p>
          </table:table-cell>
          <table:table-cell office:value-type="string" calcext:value-type="string">
            <text:p>1422,142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chr5</text:p>
          </table:table-cell>
          <table:table-cell office:value-type="float" office:value="38526813" calcext:value-type="float">
            <text:p>38526813</text:p>
          </table:table-cell>
          <table:table-cell office:value-type="float" office:value="38563221" calcext:value-type="float">
            <text:p>38563221</text:p>
          </table:table-cell>
          <table:table-cell office:value-type="float" office:value="36409" calcext:value-type="float">
            <text:p>36409</text:p>
          </table:table-cell>
          <table:table-cell office:value-type="string" calcext:value-type="string">
            <text:p>-</text:p>
          </table:table-cell>
          <table:table-cell office:value-type="float" office:value="434.822921761632" calcext:value-type="float">
            <text:p>434.822921761632</text:p>
          </table:table-cell>
          <table:table-cell office:value-type="float" office:value="4710.33447263217" calcext:value-type="float">
            <text:p>4710.33447263217</text:p>
          </table:table-cell>
          <table:table-cell office:value-type="string" calcext:value-type="string">
            <text:p>Wdr1</text:p>
          </table:table-cell>
          <table:table-cell office:value-type="string" calcext:value-type="string">
            <text:p>ENSMUSG0000000510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8950001" calcext:value-type="float">
            <text:p>8950001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239240" calcext:value-type="float">
            <text:p>239240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chr5</text:p>
          </table:table-cell>
          <table:table-cell office:value-type="float" office:value="8966033" calcext:value-type="float">
            <text:p>8966033</text:p>
          </table:table-cell>
          <table:table-cell office:value-type="float" office:value="8997324" calcext:value-type="float">
            <text:p>8997324</text:p>
          </table:table-cell>
          <table:table-cell office:value-type="float" office:value="31292" calcext:value-type="float">
            <text:p>31292</text:p>
          </table:table-cell>
          <table:table-cell office:value-type="string" calcext:value-type="string">
            <text:p>-</text:p>
          </table:table-cell>
          <table:table-cell office:value-type="float" office:value="581.771878241956" calcext:value-type="float">
            <text:p>581.771878241956</text:p>
          </table:table-cell>
          <table:table-cell office:value-type="float" office:value="5684.67191822078" calcext:value-type="float">
            <text:p>5684.67191822078</text:p>
          </table:table-cell>
          <table:table-cell office:value-type="string" calcext:value-type="string">
            <text:p>Crot</text:p>
          </table:table-cell>
          <table:table-cell office:value-type="string" calcext:value-type="string">
            <text:p>ENSMUSG0000000362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20875001" calcext:value-type="float">
            <text:p>20875001</text:p>
          </table:table-cell>
          <table:table-cell office:value-type="float" office:value="20975000" calcext:value-type="float">
            <text:p>20975000</text:p>
          </table:table-cell>
          <table:table-cell office:value-type="float" office:value="716717718719" calcext:value-type="float">
            <text:p>716717718719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chr5</text:p>
          </table:table-cell>
          <table:table-cell office:value-type="float" office:value="20893028" calcext:value-type="float">
            <text:p>20893028</text:p>
          </table:table-cell>
          <table:table-cell office:value-type="float" office:value="20956398" calcext:value-type="float">
            <text:p>20956398</text:p>
          </table:table-cell>
          <table:table-cell office:value-type="float" office:value="63371" calcext:value-type="float">
            <text:p>63371</text:p>
          </table:table-cell>
          <table:table-cell office:value-type="string" calcext:value-type="string">
            <text:p>-</text:p>
          </table:table-cell>
          <table:table-cell office:value-type="float" office:value="1757.20170599385" calcext:value-type="float">
            <text:p>1757.20170599385</text:p>
          </table:table-cell>
          <table:table-cell office:value-type="float" office:value="5738.18008144263" calcext:value-type="float">
            <text:p>5738.18008144263</text:p>
          </table:table-cell>
          <table:table-cell office:value-type="string" calcext:value-type="string">
            <text:p>Rsbn1l</text:p>
          </table:table-cell>
          <table:table-cell office:value-type="string" calcext:value-type="string">
            <text:p>ENSMUSG0000003996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23425001" calcext:value-type="float">
            <text:p>23425001</text:p>
          </table:table-cell>
          <table:table-cell office:value-type="float" office:value="23500000" calcext:value-type="float">
            <text:p>23500000</text:p>
          </table:table-cell>
          <table:table-cell office:value-type="float" office:value="818819820" calcext:value-type="float">
            <text:p>818819820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chr5</text:p>
          </table:table-cell>
          <table:table-cell office:value-type="float" office:value="23431810" calcext:value-type="float">
            <text:p>23431810</text:p>
          </table:table-cell>
          <table:table-cell office:value-type="float" office:value="23434269" calcext:value-type="float">
            <text:p>23434269</text:p>
          </table:table-cell>
          <table:table-cell office:value-type="float" office:value="2460" calcext:value-type="float">
            <text:p>2460</text:p>
          </table:table-cell>
          <table:table-cell office:value-type="string" calcext:value-type="string">
            <text:p>-</text:p>
          </table:table-cell>
          <table:table-cell office:value-type="float" office:value="360.022993504925" calcext:value-type="float">
            <text:p>360.022993504925</text:p>
          </table:table-cell>
          <table:table-cell office:value-type="float" office:value="8826.23143599181" calcext:value-type="float">
            <text:p>8826.23143599181</text:p>
          </table:table-cell>
          <table:table-cell office:value-type="string" calcext:value-type="string">
            <text:p>5031425E22Rik</text:p>
          </table:table-cell>
          <table:table-cell office:value-type="string" calcext:value-type="string">
            <text:p>ENSMUSG0000007314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23425001" calcext:value-type="float">
            <text:p>23425001</text:p>
          </table:table-cell>
          <table:table-cell office:value-type="float" office:value="23500000" calcext:value-type="float">
            <text:p>23500000</text:p>
          </table:table-cell>
          <table:table-cell office:value-type="float" office:value="818819820" calcext:value-type="float">
            <text:p>818819820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chr5</text:p>
          </table:table-cell>
          <table:table-cell office:value-type="float" office:value="23434441" calcext:value-type="float">
            <text:p>23434441</text:p>
          </table:table-cell>
          <table:table-cell office:value-type="float" office:value="23504235" calcext:value-type="float">
            <text:p>23504235</text:p>
          </table:table-cell>
          <table:table-cell office:value-type="float" office:value="69795" calcext:value-type="float">
            <text:p>69795</text:p>
          </table:table-cell>
          <table:table-cell office:value-type="string" calcext:value-type="string">
            <text:p>+</text:p>
          </table:table-cell>
          <table:table-cell office:value-type="float" office:value="1549.23930391898" calcext:value-type="float">
            <text:p>1549.23930391898</text:p>
          </table:table-cell>
          <table:table-cell office:value-type="float" office:value="18159.0474691467" calcext:value-type="float">
            <text:p>18159.0474691467</text:p>
          </table:table-cell>
          <table:table-cell office:value-type="string" calcext:value-type="string">
            <text:p>Kmt2e</text:p>
          </table:table-cell>
          <table:table-cell office:value-type="string" calcext:value-type="string">
            <text:p>ENSMUSG0000002900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23925001" calcext:value-type="float">
            <text:p>23925001</text:p>
          </table:table-cell>
          <table:table-cell office:value-type="float" office:value="24050000" calcext:value-type="float">
            <text:p>24050000</text:p>
          </table:table-cell>
          <table:table-cell office:value-type="float" office:value="838839840841842" calcext:value-type="float">
            <text:p>83883984084184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chr5</text:p>
          </table:table-cell>
          <table:table-cell office:value-type="float" office:value="23915276" calcext:value-type="float">
            <text:p>23915276</text:p>
          </table:table-cell>
          <table:table-cell office:value-type="float" office:value="24030690" calcext:value-type="float">
            <text:p>24030690</text:p>
          </table:table-cell>
          <table:table-cell office:value-type="float" office:value="115415" calcext:value-type="float">
            <text:p>115415</text:p>
          </table:table-cell>
          <table:table-cell office:value-type="string" calcext:value-type="string">
            <text:p>-</text:p>
          </table:table-cell>
          <table:table-cell office:value-type="float" office:value="576.458742239316" calcext:value-type="float">
            <text:p>576.458742239316</text:p>
          </table:table-cell>
          <table:table-cell office:value-type="float" office:value="3239.06083760941" calcext:value-type="float">
            <text:p>3239.06083760941</text:p>
          </table:table-cell>
          <table:table-cell office:value-type="string" calcext:value-type="string">
            <text:p>Fam126a</text:p>
          </table:table-cell>
          <table:table-cell office:value-type="string" calcext:value-type="string">
            <text:p>ENSMUSG0000002899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32450001" calcext:value-type="float">
            <text:p>32450001</text:p>
          </table:table-cell>
          <table:table-cell office:value-type="float" office:value="32525000" calcext:value-type="float">
            <text:p>32525000</text:p>
          </table:table-cell>
          <table:table-cell office:value-type="string" calcext:value-type="string">
            <text:p>1179,1180,1181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chr5</text:p>
          </table:table-cell>
          <table:table-cell office:value-type="float" office:value="32458843" calcext:value-type="float">
            <text:p>32458843</text:p>
          </table:table-cell>
          <table:table-cell office:value-type="float" office:value="32517433" calcext:value-type="float">
            <text:p>32517433</text:p>
          </table:table-cell>
          <table:table-cell office:value-type="float" office:value="58591" calcext:value-type="float">
            <text:p>58591</text:p>
          </table:table-cell>
          <table:table-cell office:value-type="string" calcext:value-type="string">
            <text:p>+</text:p>
          </table:table-cell>
          <table:table-cell office:value-type="float" office:value="2208.35135620063" calcext:value-type="float">
            <text:p>2208.35135620063</text:p>
          </table:table-cell>
          <table:table-cell office:value-type="float" office:value="9094.66125840144" calcext:value-type="float">
            <text:p>9094.66125840144</text:p>
          </table:table-cell>
          <table:table-cell office:value-type="string" calcext:value-type="string">
            <text:p>Ppp1cb</text:p>
          </table:table-cell>
          <table:table-cell office:value-type="string" calcext:value-type="string">
            <text:p>ENSMUSG0000001495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34000001" calcext:value-type="float">
            <text:p>34000001</text:p>
          </table:table-cell>
          <table:table-cell office:value-type="float" office:value="34200000" calcext:value-type="float">
            <text:p>34200000</text:p>
          </table:table-cell>
          <table:table-cell office:value-type="string" calcext:value-type="string">
            <text:p>1241,1242,1243,1244,1245,1246,1247,1248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chr5</text:p>
          </table:table-cell>
          <table:table-cell office:value-type="float" office:value="34007179" calcext:value-type="float">
            <text:p>34007179</text:p>
          </table:table-cell>
          <table:table-cell office:value-type="float" office:value="34169448" calcext:value-type="float">
            <text:p>34169448</text:p>
          </table:table-cell>
          <table:table-cell office:value-type="float" office:value="162270" calcext:value-type="float">
            <text:p>162270</text:p>
          </table:table-cell>
          <table:table-cell office:value-type="string" calcext:value-type="string">
            <text:p>-</text:p>
          </table:table-cell>
          <table:table-cell office:value-type="float" office:value="1036.18005722082" calcext:value-type="float">
            <text:p>1036.18005722082</text:p>
          </table:table-cell>
          <table:table-cell office:value-type="float" office:value="4295.9874389536" calcext:value-type="float">
            <text:p>4295.9874389536</text:p>
          </table:table-cell>
          <table:table-cell office:value-type="string" calcext:value-type="string">
            <text:p>Poln</text:p>
          </table:table-cell>
          <table:table-cell office:value-type="string" calcext:value-type="string">
            <text:p>ENSMUSG0000004510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35625001" calcext:value-type="float">
            <text:p>35625001</text:p>
          </table:table-cell>
          <table:table-cell office:value-type="float" office:value="35775000" calcext:value-type="float">
            <text:p>35775000</text:p>
          </table:table-cell>
          <table:table-cell office:value-type="string" calcext:value-type="string">
            <text:p>1306,1307,1308,1309,1310,1311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chr5</text:p>
          </table:table-cell>
          <table:table-cell office:value-type="float" office:value="35697180" calcext:value-type="float">
            <text:p>35697180</text:p>
          </table:table-cell>
          <table:table-cell office:value-type="float" office:value="35739987" calcext:value-type="float">
            <text:p>35739987</text:p>
          </table:table-cell>
          <table:table-cell office:value-type="float" office:value="42808" calcext:value-type="float">
            <text:p>42808</text:p>
          </table:table-cell>
          <table:table-cell office:value-type="string" calcext:value-type="string">
            <text:p>-</text:p>
          </table:table-cell>
          <table:table-cell office:value-type="float" office:value="46.0718945824444" calcext:value-type="float">
            <text:p>46.0718945824444</text:p>
          </table:table-cell>
          <table:table-cell office:value-type="float" office:value="60.3507232775248" calcext:value-type="float">
            <text:p>60.3507232775248</text:p>
          </table:table-cell>
          <table:table-cell office:value-type="string" calcext:value-type="string">
            <text:p>Sh3tc1</text:p>
          </table:table-cell>
          <table:table-cell office:value-type="string" calcext:value-type="string">
            <text:p>ENSMUSG00000036553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11:38:45.326677185</meta:creation-date>
    <dc:date>2022-02-09T11:41:28.086649701</dc:date>
    <meta:editing-duration>PT2M42S</meta:editing-duration>
    <meta:editing-cycles>2</meta:editing-cycles>
    <meta:generator>LibreOffice/6.4.7.2$Linux_X86_64 LibreOffice_project/40$Build-2</meta:generator>
    <meta:document-statistic meta:table-count="1" meta:cell-count="210" meta:object-count="0"/>
  </office:meta>
</office:document-meta>
</file>